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tvärdering:</text:p>
      <text:p text:style-name="Standard"/>
      <text:p text:style-name="Standard"/>
      <text:p text:style-name="Standard">Förstod du haskellkoden?</text:p>
      <text:p text:style-name="Standard"/>
      <text:p text:style-name="Standard">Förstod du fysikexemplena?</text:p>
      <text:p text:style-name="Standard"/>
      <text:p text:style-name="Standard">Förstod du kopplingen mellan det domänspecifika språket och fysikområdet?</text:p>
      <text:p text:style-name="Standard"/>
      <text:p text:style-name="Standard">Tyckte du detta var inspirerande sätt för att lära dig fysik?</text:p>
      <text:p text:style-name="Standard"/>
      <text:p text:style-name="Standard">Tyckte du materialet var lättläst?</text:p>
      <text:p text:style-name="Standard"/>
      <text:p text:style-name="Standard">Tack för att du testade läromaterial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5S</meta:editing-duration>
    <meta:editing-cycles>3</meta:editing-cycles>
    <meta:generator>OpenOffice/4.1.2$Win32 OpenOffice.org_project/412m3$Build-9782</meta:generator>
    <dc:date>2018-03-19T08:32:19.55</dc:date>
    <meta:document-statistic meta:table-count="0" meta:image-count="0" meta:object-count="0" meta:page-count="1" meta:paragraph-count="7" meta:word-count="38" meta:character-count="269"/>
    <dc:creator>ost kaka</dc:creator>
    <meta:user-defined meta:name="Info 1"/>
    <meta:user-defined meta:name="Info 2"/>
    <meta:user-defined meta:name="Info 3"/>
    <meta:user-defined meta:name="Info 4"/>
  </office:meta>
</office:document-meta>
</file>